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pitch="variable" style:font-charset="x-symbol"/>
    <style:font-face style:name="Arial" svg:font-family="Arial, Tahoma, Helvetica, FreeSans, sans-serif"/>
    <style:font-face style:name="Consolas" svg:font-family="Consolas, Monaco, 'Lucida Console', monospace"/>
    <style:font-face style:name="Open Sans" svg:font-family="'Open Sans', Helvetica, Arial, sans-serif"/>
    <style:font-face style:name="FreeSans1" svg:font-family="FreeSans" style:font-family-generic="swiss"/>
    <style:font-face style:name="Andale Mono" svg:font-family="'Andale Mon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c95cf" officeooo:paragraph-rsid="001c95cf"/>
    </style:style>
    <style:style style:name="P2" style:family="paragraph" style:parent-style-name="Text_20_body">
      <style:paragraph-properties fo:margin-left="0cm" fo:margin-right="0cm" fo:margin-top="0cm" fo:margin-bottom="0cm" style:contextual-spacing="false" fo:line-height="171%" fo:orphans="2" fo:widows="2" fo:text-indent="0cm" style:auto-text-indent="false" fo:padding="0cm" fo:border="none"/>
      <style:text-properties fo:font-variant="normal" fo:text-transform="none" fo:color="#444444" style:font-name="Open Sans" fo:font-size="10.5pt" fo:letter-spacing="normal" fo:font-style="normal" fo:font-weight="normal"/>
    </style:style>
    <style:style style:name="P3" style:family="paragraph" style:parent-style-name="Text_20_body">
      <style:paragraph-properties fo:margin-left="0cm" fo:margin-right="0cm" fo:margin-top="0cm" fo:margin-bottom="0cm" style:contextual-spacing="false" fo:line-height="171%" fo:orphans="2" fo:widows="2" fo:text-indent="0cm" style:auto-text-indent="false" fo:padding="0cm" fo:border="none"/>
      <style:text-properties officeooo:paragraph-rsid="001c95cf"/>
    </style:style>
    <style:style style:name="P4" style:family="paragraph" style:parent-style-name="Text_20_body">
      <style:paragraph-properties fo:margin-left="0cm" fo:margin-right="0cm" fo:margin-top="0cm" fo:margin-bottom="0cm" style:contextual-spacing="false" fo:line-height="171%" fo:orphans="2" fo:widows="2" fo:text-indent="0cm" style:auto-text-indent="false" fo:padding="0cm" fo:border="none"/>
      <style:text-properties fo:font-size="10.5pt" officeooo:paragraph-rsid="001c95cf" style:font-size-asian="10.5pt" style:font-size-complex="10.5pt"/>
    </style:style>
    <style:style style:name="P5" style:family="paragraph" style:parent-style-name="Preformatted_20_Text">
      <style:paragraph-properties fo:margin-left="0cm" fo:margin-right="0cm" fo:margin-top="0cm" fo:margin-bottom="0cm" style:contextual-spacing="false" fo:line-height="171%" fo:orphans="2" fo:widows="2" fo:text-indent="0cm" style:auto-text-indent="false" fo:padding="0.049cm" fo:border="0.06pt solid #ededed"/>
    </style:style>
    <style:style style:name="P6" style:family="paragraph" style:parent-style-name="Preformatted_20_Text">
      <style:paragraph-properties fo:margin-left="0cm" fo:margin-right="0cm" fo:margin-top="0cm" fo:margin-bottom="0cm" style:contextual-spacing="false" fo:line-height="171%" fo:orphans="2" fo:widows="2" fo:text-indent="0cm" style:auto-text-indent="false" fo:padding="0cm" fo:border="none"/>
    </style:style>
    <style:style style:name="P7" style:family="paragraph" style:parent-style-name="Preformatted_20_Text">
      <style:paragraph-properties fo:margin-top="0cm" fo:margin-bottom="0cm" style:contextual-spacing="false" fo:line-height="171%" fo:orphans="2" fo:widows="2" fo:padding="0.049cm" fo:border="0.06pt solid #ededed"/>
      <style:text-properties fo:font-variant="normal" fo:text-transform="none" fo:color="#666666" style:font-name="Consolas" fo:letter-spacing="normal" fo:font-style="normal" fo:font-weight="normal"/>
    </style:style>
    <style:style style:name="P8" style:family="paragraph" style:parent-style-name="Preformatted_20_Text">
      <style:paragraph-properties fo:margin-top="0cm" fo:margin-bottom="0cm" style:contextual-spacing="false" fo:line-height="171%" fo:orphans="2" fo:widows="2" fo:padding="0.049cm" fo:border="0.06pt solid #ededed"/>
      <style:text-properties fo:font-variant="normal" fo:text-transform="none" fo:color="#666666" style:font-name="Consolas" fo:font-size="10.5pt" fo:letter-spacing="normal" fo:font-style="normal" fo:font-weight="normal" style:font-size-asian="10.5pt" style:font-size-complex="10.5pt"/>
    </style:style>
    <style:style style:name="P9" style:family="paragraph" style:parent-style-name="Heading_20_2">
      <style:text-properties fo:font-variant="normal" fo:text-transform="none" fo:color="#444444" style:font-name="Open Sans" fo:letter-spacing="normal" fo:font-style="normal"/>
    </style:style>
    <style:style style:name="T1" style:family="text">
      <style:text-properties fo:font-variant="normal" fo:text-transform="none" fo:color="#444444" style:font-name="Open Sans" fo:letter-spacing="normal" fo:font-style="normal"/>
    </style:style>
    <style:style style:name="T2" style:family="text">
      <style:text-properties fo:font-variant="normal" fo:text-transform="none" fo:color="#444444" style:font-name="Open Sans" fo:letter-spacing="normal" fo:font-style="normal" fo:font-weight="normal"/>
    </style:style>
    <style:style style:name="T3" style:family="text">
      <style:text-properties fo:font-variant="normal" fo:text-transform="none" fo:color="#444444" style:font-name="Open Sans" fo:letter-spacing="normal" fo:font-style="normal" fo:font-weight="bold" style:font-weight-asian="bold" style:font-weight-complex="bold"/>
    </style:style>
    <style:style style:name="T4" style:family="text">
      <style:text-properties fo:font-variant="normal" fo:text-transform="none" fo:color="#444444" style:font-name="Open Sans" fo:font-size="10.5pt" fo:letter-spacing="normal" fo:font-style="normal" fo:font-weight="normal"/>
    </style:style>
    <style:style style:name="T5" style:family="text">
      <style:text-properties fo:font-variant="normal" fo:text-transform="none" fo:color="#444444" style:font-name="Open Sans" fo:font-size="10.5pt" fo:letter-spacing="normal" fo:font-style="normal" fo:font-weight="normal" style:font-size-asian="10.5pt" style:font-size-complex="10.5pt"/>
    </style:style>
    <style:style style:name="T6" style:family="text">
      <style:text-properties fo:font-variant="normal" fo:text-transform="none" fo:color="#666666" style:font-name="Consolas" fo:font-size="10.5pt" fo:letter-spacing="normal" fo:font-style="normal" fo:font-weight="normal"/>
    </style:style>
    <style:style style:name="T7" style:family="text">
      <style:text-properties fo:font-variant="normal" fo:text-transform="none" fo:color="#666666" style:font-name="Consolas" fo:letter-spacing="normal" fo:font-style="normal" fo:font-weight="normal"/>
    </style:style>
    <style:style style:name="T8" style:family="text">
      <style:text-properties fo:font-variant="normal" fo:text-transform="none" fo:color="#222222" style:font-name="Arial" fo:font-size="9.75pt" fo:letter-spacing="normal" fo:font-style="normal" fo:font-weight="normal"/>
    </style:style>
    <style:style style:name="T9" style:family="text">
      <style:text-properties fo:font-variant="normal" fo:text-transform="none" fo:color="#222222" style:font-name="Arial" fo:font-size="10.5pt" fo:letter-spacing="normal" fo:font-style="normal" fo:font-weight="normal" style:font-size-asian="10.5pt" style:font-size-complex="10.5pt"/>
    </style:style>
    <style:style style:name="T10" style:family="text">
      <style:text-properties fo:font-variant="normal" fo:text-transform="none" fo:color="#222222" style:font-name="Arial" fo:font-size="10.5pt" fo:letter-spacing="normal" fo:font-style="normal" fo:font-weight="normal" officeooo:rsid="001c95cf" style:font-size-asian="10.5pt" style:font-size-complex="10.5pt"/>
    </style:style>
    <style:style style:name="T11" style:family="text">
      <style:text-properties fo:font-variant="normal" fo:text-transform="none" fo:color="#222222" style:font-name="Arial" fo:letter-spacing="normal" fo:font-style="normal" fo:font-weight="normal"/>
    </style:style>
    <style:style style:name="T12" style:family="text">
      <style:text-properties fo:font-variant="normal" fo:text-transform="none" fo:color="#222222" fo:letter-spacing="normal"/>
    </style:style>
    <style:style style:name="T13" style:family="text">
      <style:text-properties fo:font-variant="normal" fo:text-transform="none" fo:color="#222222" fo:font-size="10.5pt" fo:letter-spacing="normal" style:font-size-asian="10.5pt" style:font-size-complex="10.5pt"/>
    </style:style>
    <style:style style:name="T14" style:family="text">
      <style:text-properties fo:color="#222222"/>
    </style:style>
    <style:style style:name="T15" style:family="text">
      <style:text-properties fo:color="#222222" style:font-name="Arial"/>
    </style:style>
    <style:style style:name="T16" style:family="text">
      <style:text-properties fo:color="#222222" style:font-name="Arial" fo:font-size="9.75pt"/>
    </style:style>
    <style:style style:name="T17" style:family="text">
      <style:text-properties fo:color="#222222" style:font-name="Arial" fo:font-size="9.75pt" fo:letter-spacing="normal" fo:font-style="italic" fo:font-weight="normal"/>
    </style:style>
    <style:style style:name="T18" style:family="text">
      <style:text-properties fo:color="#222222" style:font-name="Arial" fo:font-size="9.75pt" fo:letter-spacing="normal" fo:font-style="italic" fo:font-weight="bold"/>
    </style:style>
    <style:style style:name="T19" style:family="text">
      <style:text-properties fo:color="#222222" style:font-name="Arial" fo:font-size="9.75pt" fo:font-style="italic"/>
    </style:style>
    <style:style style:name="T20" style:family="text">
      <style:text-properties fo:color="#222222" style:font-name="Arial" style:font-size-asian="10.5pt" style:font-size-complex="10.5pt"/>
    </style:style>
    <style:style style:name="T21" style:family="text">
      <style:text-properties fo:color="#222222" style:font-name="Arial" fo:font-size="10.5pt" fo:letter-spacing="normal" fo:font-style="italic" fo:font-weight="bold" style:font-size-asian="10.5pt" style:font-size-complex="10.5pt"/>
    </style:style>
    <style:style style:name="T22" style:family="text">
      <style:text-properties fo:color="#222222" style:font-name="Arial" fo:font-size="10.5pt" fo:letter-spacing="normal" fo:font-style="italic" fo:font-weight="normal" style:font-size-asian="10.5pt" style:font-size-complex="10.5pt"/>
    </style:style>
    <style:style style:name="T23" style:family="text">
      <style:text-properties fo:color="#222222" style:font-name="Arial" fo:letter-spacing="normal" fo:font-style="italic" fo:font-weight="normal"/>
    </style:style>
    <style:style style:name="T24" style:family="text">
      <style:text-properties fo:color="#222222" style:font-name="Arial" fo:font-style="italic"/>
    </style:style>
    <style:style style:name="T25" style:family="text">
      <style:text-properties fo:color="#222222" style:font-name="Arial" fo:font-style="italic" officeooo:rsid="001c95cf"/>
    </style:style>
    <style:style style:name="T26" style:family="text">
      <style:text-properties fo:font-size="10.5pt" style:font-size-asian="10.5pt" style:font-size-complex="10.5pt"/>
    </style:style>
    <style:style style:name="T27" style:family="text">
      <style:text-properties style:font-size-asian="10.5pt"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span text:style-name="T3">Synchronization without Locking</text:span></text:p>
      <text:p text:style-name="Standard"/>
      <text:h text:style-name="P9" text:outline-level="2">Atomic Operations</text:h>
      <text:p text:style-name="Standard"/>
      <text:p text:style-name="P3"><text:span text:style-name="T4">Atomic operations are invisible and uninterruptible. Each of these compile into a single machine instruction as far as possible and are guaranteed to be atomic.</text:span><text:span text:style-name="T9">In a multiprocessor systems if a program is being executed on multiple processors with data being shared between the processors then the update of data by one one processor might be affected by an update by another processor.For eg consider the instruction </text:span><text:span text:style-name="T21">val = val + 1</text:span><text:span text:style-name="T9">; This is a good example of a read modify write instruction where the processor read the value of "val" modifies it and write it back. In a uniproessor system this poses no problem because the processor will not let go of the memory bus until the instruction is not completely executed. But in a multiprocessor system, the memory bus might be released after the read and while one processor updates the value another processor can make use of the bus.</text:span><text:span text:style-name="T10"> </text:span><text:span text:style-name="T9">If two processors, processor A and processor B reach this instruction at the same time. Assume the value of </text:span><text:span text:style-name="T22">val</text:span><text:span text:style-name="T13"> </text:span><text:span text:style-name="T9">is 3 initially.</text:span><text:span text:style-name="T5"> </text:span><text:span text:style-name="T9">Processor A reads the value 3 and lets go of the bus</text:span><text:span text:style-name="T26"><text:line-break/></text:span><text:span text:style-name="T9">While processor A updates the </text:span><text:span text:style-name="T22">val</text:span><text:span text:style-name="T13"> </text:span><text:span text:style-name="T9">processor B also reads </text:span><text:span text:style-name="T22">val</text:span><text:span text:style-name="T13"> </text:span><text:span text:style-name="T9">as 3 and lets the go of the bus</text:span><text:span text:style-name="T26"><text:line-break/></text:span><text:span text:style-name="T9">Now processor A updates the new value 4 in the </text:span><text:span text:style-name="T22">val</text:span><text:span text:style-name="T26"><text:line-break/></text:span><text:span text:style-name="T9">Then processor B also updates the value of </text:span><text:span text:style-name="T22">val</text:span><text:span text:style-name="T13"> </text:span><text:span text:style-name="T9">as 4.</text:span><text:span text:style-name="T5"> </text:span><text:span text:style-name="T9">With 2 increments the value of </text:span><text:span text:style-name="T22">val</text:span><text:span text:style-name="T13"> </text:span><text:span text:style-name="T9">should have become 5, but it remains at 4 because both the processors were allowed to read the variable before one of them finished the operation on it.</text:span><text:span text:style-name="T5"> </text:span></text:p>
      <text:p text:style-name="P4"><text:span text:style-name="T11">This simultaneous access can be prevented using semaphores and spinlocks but implementing a semaphore or spinlock for one instruction might be an overkill.</text:span></text:p>
      <text:p text:style-name="P4"><text:line-break/><text:span text:style-name="T11">There is another solution in linux kernel called atomic variables</text:span></text:p>
      <text:p text:style-name="P4"><text:span text:style-name="T11">Atomic variables are the ones on whom the read modify write operation is done as one instruction with out any interruption .To make use of the atomic variables the variable needs to be declared as of type </text:span><text:span text:style-name="T23">atomic_t</text:span><text:span text:style-name="T11">.</text:span></text:p>
      <text:p text:style-name="P3"><text:span text:style-name="T4">Kernel provides a atomic integer type atomic_t for atomic operations. Below are the operations:</text:span></text:p>
      <text:p text:style-name="P2"/>
      <text:p text:style-name="P6"><text:span text:style-name="T6">#include &lt;asm/atomic.h&gt;</text:span></text:p>
      <text:p text:style-name="P8"><text:span text:style-name="T24">atomic_t *val</text:span><text:span text:style-name="T14">   </text:span><text:span text:style-name="T15">Declaration</text:span><text:line-break/><text:span text:style-name="T24">atomic_read(val):</text:span><text:span text:style-name="T14"> </text:span><text:span text:style-name="T15">Returns the value of *val</text:span><text:line-break/><text:span text:style-name="T24">atomic_set(val,i) :</text:span><text:span text:style-name="T14">  </text:span><text:span text:style-name="T15">Sets *val to i</text:span><text:line-break/><text:span text:style-name="T24">atomic_add(i,val):   </text:span><text:span text:style-name="T14"> </text:span><text:span text:style-name="T15">adds i to *val</text:span><text:line-break/><text:soft-page-break/><text:span text:style-name="T24">atomic_sub(i,val):</text:span><text:span text:style-name="T14">  </text:span><text:span text:style-name="T15">Subtracts i from *val</text:span><text:line-break/><text:span text:style-name="T24">atomic_sub_and_test(i, val) :</text:span><text:span text:style-name="T14"> </text:span><text:span text:style-name="T15">Subtracts i from *val and returns 1 if the result is zero,</text:span><text:line-break/><text:span text:style-name="T24">atomic_inc(val) :</text:span><text:span text:style-name="T14"> </text:span><text:span text:style-name="T15">Adds 1 to *val</text:span><text:line-break/><text:span text:style-name="T24">atomic_dec(val) : </text:span><text:span text:style-name="T14"> </text:span><text:span text:style-name="T15">Subtracts 1 from *val</text:span><text:line-break/><text:span text:style-name="T24">atomic_dec_and_test(val):</text:span><text:span text:style-name="T14"> </text:span><text:span text:style-name="T15">Subtracts 1 from *val and returns 1 if the result is zero, otherwise it returns 0</text:span><text:line-break/><text:span text:style-name="T24">atomic_inc_and_test(val):</text:span><text:span text:style-name="T14"> </text:span><text:span text:style-name="T15">Adds 1 to *v and returns 1 if the result is zero; 0 otherwise</text:span><text:line-break/><text:span text:style-name="T24">atomic_add_negative(i, val):</text:span><text:span text:style-name="T14"> </text:span><text:span text:style-name="T15">Adds i to *val and returns 1 if the result is negative, otherwise it returns 0</text:span><text:line-break/><text:span text:style-name="T24">atomic_inc_return(val):</text:span><text:span text:style-name="T14"> </text:span><text:span text:style-name="T15">Adds 1 to *val and returns the new value of *val</text:span><text:line-break/><text:span text:style-name="T24">atomic_dec_return(val):</text:span><text:span text:style-name="T14"> </text:span><text:span text:style-name="T15">Subtracts 1 from *val and return the new value of *val</text:span><text:line-break/><text:span text:style-name="T24">atomic_add_return(i, val) : </text:span><text:span text:style-name="T15">Adds i to *val and returns the new value of *val</text:span><text:line-break/><text:span text:style-name="T24">atomic_sub_return(i, val):</text:span><text:span text:style-name="T14"> </text:span><text:span text:style-name="T15">Subtracts i from *val and return the new value of *val</text:span></text:p>
      <text:p text:style-name="P7">void atomic_set(atomic_t *a, int i); // Set the atomic variable a to integer value i</text:p>
      <text:p text:style-name="P7">int atomic_read(atomic *a); // Return the value of atomic variable a</text:p>
      <text:p text:style-name="P7">void atomic_add(int i, atomic_t *a); // Add i to atomic variable a</text:p>
      <text:p text:style-name="P7">void atomic_sub(i, atomic_t *a); // Subtract i from atomic variable a</text:p>
      <text:p text:style-name="P7">void atomic_inc(atomic_t *a); // Increment operation</text:p>
      <text:p text:style-name="P7">void atomic_dec(atomic_t *a); // Decrement operation</text:p>
      <text:p text:style-name="P2"/>
      <text:h text:style-name="Heading_20_2" text:outline-level="2"><text:span text:style-name="T1">Atomic Bit Operations</text:span></text:h>
      <text:p text:style-name="Text_20_body"><text:span text:style-name="T1"/></text:p>
      <text:p text:style-name="Text_20_body"><text:span text:style-name="T4">Many a times, the requirement is to flag some condition. For this, a single bit may serve the purpose well. However, atomic_t type variable doesn’t work well for manipulating the bits. For this, the kernel provides a set of operations as listed below:</text:span><text:line-break/></text:p>
      <text:p text:style-name="P5"><text:span text:style-name="T7">#include &lt;asm/bitops.h&gt;</text:span></text:p>
      <text:p text:style-name="P7">void set_bit(int nr, void *a); // Set the bit number nr in value pointed by a</text:p>
      <text:p text:style-name="P7">void clear_bit(int nr, void *a); // Clear the bit number nr in value pointed by a</text:p>
      <text:p text:style-name="P7">void change_bit(int nr, void *a); // Toggle the bit at position nr</text:p>
      <text:p text:style-name="Text_20_body"/>
      <text:p text:style-name="P1">Example 1 showing the programing par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pitch="variable" style:font-charset="x-symbol"/>
    <style:font-face style:name="Arial" svg:font-family="Arial, Tahoma, Helvetica, FreeSans, sans-serif"/>
    <style:font-face style:name="Consolas" svg:font-family="Consolas, Monaco, 'Lucida Console', monospace"/>
    <style:font-face style:name="Open Sans" svg:font-family="'Open Sans', Helvetica, Arial, sans-serif"/>
    <style:font-face style:name="FreeSans1" svg:font-family="FreeSans" style:font-family-generic="swiss"/>
    <style:font-face style:name="Andale Mono" svg:font-family="'Andale Mon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10:03:44.929006987</meta:creation-date>
    <dc:date>2017-12-18T10:25:52.382220938</dc:date>
    <meta:editing-duration>PT6M37S</meta:editing-duration>
    <meta:editing-cycles>1</meta:editing-cycles>
    <meta:document-statistic meta:table-count="0" meta:image-count="0" meta:object-count="0" meta:page-count="2" meta:paragraph-count="22" meta:word-count="667" meta:character-count="3965" meta:non-whitespace-character-count="3305"/>
    <meta:generator>LibreOffice/4.2.8.2$Linux_x86 LibreOffice_project/420m0$Build-2</meta:generator>
  </office:meta>
</office:document-meta>
</file>